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urce Sans Pro" fo:font-size="18pt" fo:font-style="italic" fo:font-weight="normal" officeooo:rsid="0021a94c" officeooo:paragraph-rsid="0021a94c" style:font-size-asian="15.75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fo:font-weight="normal" officeooo:rsid="002955fe" officeooo:paragraph-rsid="002955fe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fo:font-weight="normal" officeooo:rsid="00295df2" officeooo:paragraph-rsid="00295df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style:text-underline-style="none" fo:font-weight="normal" officeooo:rsid="002a7a02" officeooo:paragraph-rsid="002c837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officeooo:paragraph-rsid="00279f1f"/>
    </style:style>
    <style:style style:name="P7" style:family="paragraph" style:parent-style-name="Standard">
      <style:paragraph-properties fo:margin-left="0cm" fo:margin-right="0cm" fo:margin-top="0.21cm" fo:margin-bottom="0cm" loext:contextual-spacing="false" fo:line-height="150%" fo:text-align="center" style:justify-single-word="false" fo:text-indent="1.27cm" style:auto-text-indent="true"/>
      <style:text-properties fo:font-weight="bold" officeooo:rsid="002f462e" officeooo:paragraph-rsid="002f462e" style:font-weight-asian="bold" style:font-weight-complex="bold"/>
    </style:style>
    <style:style style:name="P8" style:family="paragraph" style:parent-style-name="Standard">
      <style:paragraph-properties fo:margin-top="0.21cm" fo:margin-bottom="0cm" loext:contextual-spacing="false" fo:line-height="150%" fo:text-align="justify" style:justify-single-word="false"/>
      <style:text-properties style:font-name="Garamond" fo:font-size="12pt" fo:language="es" fo:country="MX" fo:font-style="normal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margin-top="0.21cm" fo:margin-bottom="0cm" loext:contextual-spacing="false" fo:line-height="150%" fo:text-align="justify" style:justify-single-word="false"/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margin-top="0.21cm" fo:margin-bottom="0cm" loext:contextual-spacing="false" fo:line-height="150%" fo:text-align="justify" style:justify-single-word="false"/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margin-top="0.21cm" fo:margin-bottom="0cm" loext:contextual-spacing="false" fo:line-height="150%" fo:text-align="justify" style:justify-single-word="false"/>
      <style:text-properties officeooo:paragraph-rsid="002a7a02"/>
    </style:style>
    <style:style style:name="P12" style:family="paragraph" style:parent-style-name="Standard">
      <style:paragraph-properties fo:margin-top="0.21cm" fo:margin-bottom="0cm" loext:contextual-spacing="false" fo:line-height="150%" fo:text-align="center" style:justify-single-word="false" fo:break-before="page"/>
      <style:text-properties style:font-name="Garamond" fo:font-size="12pt" fo:language="es" fo:country="MX" fo:font-style="normal" style:text-underline-style="none" fo:font-weight="bold" officeooo:rsid="002f462e" officeooo:paragraph-rsid="002f462e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officeooo:paragraph-rsid="002f462e"/>
    </style:style>
    <style:style style:name="P1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officeooo:rsid="0030fd87" officeooo:paragraph-rsid="0030fd8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aramond" fo:font-size="12pt" fo:language="es" fo:country="MX" fo:font-style="normal" fo:font-weight="normal" officeooo:rsid="0021e52a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Garamond" fo:font-size="12pt" fo:language="es" fo:country="MX" fo:font-style="normal" fo:font-weight="normal" officeooo:rsid="00279f1f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Garamond" fo:font-size="12pt" fo:language="es" fo:country="MX" fo:font-style="normal" fo:font-weight="normal" officeooo:rsid="002a7a0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Garamond" fo:font-size="12pt" fo:language="es" fo:country="MX" fo:font-style="normal" fo:font-weight="bold" officeooo:rsid="002a7a02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Garamond" fo:font-size="12pt" fo:language="es" fo:country="MX" fo:font-style="normal" style:font-size-asian="10.5pt" style:font-style-asian="normal" style:font-size-complex="12pt" style:font-style-complex="normal"/>
    </style:style>
    <style:style style:name="T8" style:family="text">
      <style:text-properties style:font-name="Garamond" fo:font-size="12pt" fo:language="es" fo:country="MX" fo:font-style="normal" officeooo:rsid="0021e52a" style:font-size-asian="10.5pt" style:font-style-asian="normal" style:font-size-complex="12pt" style:font-style-complex="normal"/>
    </style:style>
    <style:style style:name="T9" style:family="text">
      <style:text-properties style:font-name="Garamond" fo:font-size="12pt" fo:language="es" fo:country="MX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Garamond" fo:font-size="12pt" fo:language="es" fo:country="MX" fo:font-style="normal" style:text-underline-style="none" fo:font-weight="normal" officeooo:rsid="0030fd8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normal" officeooo:rsid="0030fd8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P</text:span><text:span text:style-name="T7">rotección jurídica de las bases de datos</text:span></text:p>
      <text:p text:style-name="P6"><text:span text:style-name="T2">U</text:span><text:span text:style-name="T3">na base de datos se considera una creación. Como tal, está amparada por la Ley de Propiedad Intelectual. Así, la base de datos se relaciona con una serie de bienes y derechos objeto de protección (cf. diapositiva 1).</text:span></text:p>
      <text:p text:style-name="P2">Base de datos de consulta <text:span text:style-name="T1">online</text:span> o autónoma: interacción del productor de manera continuada o puntual, respectivamente.</text:p>
      <text:p text:style-name="P3">A los autores de las obras almacenadas en las bases de datos también cabría incluirlas en las relaciones contractuales que se establecen con el uso de un SGBD.</text:p>
      <text:p text:style-name="P4">El contrato entre el creador y el distribuidor de la base de datos se puede enfocar desde tres ópticas:</text:p>
      <text:list xml:id="list2143721723" text:style-name="L1">
        <text:list-item>
          <text:p text:style-name="P9">Contrato laboral<text:span text:style-name="T11">: …</text:span></text:p>
        </text:list-item>
      </text:list>
      <text:list xml:id="list3918558704" text:style-name="L2">
        <text:list-item>
          <text:p text:style-name="P11"><text:span text:style-name="T5">Contrato (de arrendamiento) de servicios</text:span><text:span text:style-name="T4">: En este caso, una de las partes – el creador – se obliga a prestar un servicio, y la otra – el distribuidor – a pagar un precio por el servicio. El creador se compromete a usar todos los </text:span><text:span text:style-name="T6">medios</text:span><text:span text:style-name="T4"> posibles para proporcionar el servicio. Pero sin garantías de resultado.</text:span></text:p>
        </text:list-item>
        <text:list-item>
          <text:p text:style-name="P10">Contrato (de arrendamiento) de obra<text:span text:style-name="T11">: En este, una de las partes se obliga a crear una obra, que es un </text:span><text:span text:style-name="T12">resultado</text:span><text:span text:style-name="T11"> concreto.</text:span></text:p>
        </text:list-item>
      </text:list>
      <text:p text:style-name="P12">Comercio electrónico y contratación electrónica</text:p>
      <text:list xml:id="list2686260457" text:style-name="L3">
        <text:list-item>
          <text:p text:style-name="P13"><text:span text:style-name="T10">Nulidad</text:span></text:p>
          <text:list>
            <text:list-item>
              <text:p text:style-name="P14"><text:span text:style-name="T9">De pleno derecho</text:span></text:p>
            </text:list-item>
            <text:list-item>
              <text:p text:style-name="P14"><text:span text:style-name="T9">Relativa/Anulabilidad</text:span></text:p>
              <text:list>
                <text:list-item>
                  <text:p text:style-name="P14"><text:span text:style-name="T9">Corregir</text:span></text:p>
                </text:list-item>
                <text:list-item>
                  <text:p text:style-name="P14"><text:span text:style-name="T9">Sanar</text:span></text:p>
                </text:list-item>
              </text:list>
            </text:list-item>
          </text:list>
        </text:list-item>
        <text:list-item>
          <text:p text:style-name="P14"><text:span text:style-name="T9">Normas (|| de la legislación de contratos)</text:span></text:p>
          <text:list>
            <text:list-item>
              <text:p text:style-name="P14"><text:span text:style-name="T9">Imperativas (no se pueden cambiar, obligatorias)</text:span></text:p>
            </text:list-item>
            <text:list-item>
              <text:p text:style-name="P14"><text:span text:style-name="T9">Dispositivas (pueden cambiar si hay concurso de oferta y </text:span></text:p>
            </text:list-item>
          </text:list>
        </text:list-item>
      </text:list>
      <text:p text:style-name="P5"/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3.81cm" fo:margin-right="3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2:21:21.311000000</meta:creation-date>
    <meta:generator>LibreOffice/6.3.2.2$Windows_X86_64 LibreOffice_project/98b30e735bda24bc04ab42594c85f7fd8be07b9c</meta:generator>
    <meta:editing-duration>PT1H7M45S</meta:editing-duration>
    <meta:editing-cycles>10</meta:editing-cycles>
    <dc:title>Samuel por defecto</dc:title>
    <dc:date>2019-11-19T17:23:11.217000000</dc:date>
    <meta:document-statistic meta:table-count="0" meta:image-count="0" meta:object-count="0" meta:page-count="2" meta:paragraph-count="17" meta:word-count="230" meta:character-count="1349" meta:non-whitespace-character-count="1142"/>
    <meta:template xlink:type="simple" xlink:actuate="onRequest" xlink:title="Samuel por defecto" xlink:href="file:///C:/Users/Platón/AppData/Roaming/LibreOffice/4/user/template/Samuel%20por%20defecto.ott" meta:date="2019-10-21T12:21:20.793000000"/>
  </office:meta>
</office:document-meta>
</file>